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delta:removed-content delta:removal-change-idref="ct1">
      <style:style style:name="Table1" style:family="table">
        <style:table-properties style:width="17cm" table:align="margins"/>
      </style:style>
    </delta:removed-content>
    <delta:removed-content delta:removal-change-idref="ct1">
      <style:style style:name="Table1.A" style:family="table-column">
        <style:table-column-properties style:column-width="8.5cm" style:rel-column-width="32767*"/>
      </style:style>
    </delta:removed-content>
    <delta:removed-content delta:removal-change-idref="ct1">
      <style:style style:name="Table1.A1" style:family="table-cell">
        <style:table-cell-properties fo:padding="0.097cm" fo:border-left="0.002cm solid #000000" fo:border-right="none" fo:border-top="0.002cm solid #000000" fo:border-bottom="0.002cm solid #000000"/>
      </style:style>
    </delta:removed-content>
    <delta:removed-content delta:removal-change-idref="ct1">
      <style:style style:name="Table1.B1" style:family="table-cell">
        <style:table-cell-properties fo:padding="0.097cm" fo:border="0.002cm solid #000000"/>
      </style:style>
    </delta:removed-content>
    <delta:removed-content delta:removal-change-idref="ct1">
      <style:style style:name="Table1.A2" style:family="table-cell">
        <style:table-cell-properties fo:padding="0.097cm" fo:border-left="0.002cm solid #000000" fo:border-right="none" fo:border-top="none" fo:border-bottom="0.002cm solid #000000"/>
      </style:style>
    </delta:removed-content>
    <delta:removed-content delta:removal-change-idref="ct1">
      <style:style style:name="Table1.B2" style:family="table-cell">
        <style:table-cell-properties fo:padding="0.097cm" fo:border-left="0.002cm solid #000000" fo:border-right="0.002cm solid #000000" fo:border-top="none" fo:border-bottom="0.002cm solid #000000"/>
      </style:style>
    </delta:removed-content>
  </office:automatic-styles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leted Table</text:h>
      <text:p text:style-name="Text_20_body">In this example, the following table will be deleted.</text:p>
      <delta:removed-content delta:removal-change-idref="ct1"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Table_20_Contents">This</text:p>
            </table:table-cell>
            <table:table-cell table:style-name="Table1.B1" office:value-type="string">
              <text:p text:style-name="Table_20_Contents">Table</text:p>
            </table:table-cell>
          </table:table-row>
          <table:table-row>
            <table:table-cell table:style-name="Table1.A2" office:value-type="string">
              <text:p text:style-name="Table_20_Contents">Will be</text:p>
            </table:table-cell>
            <table:table-cell table:style-name="Table1.B2" office:value-type="string">
              <text:p text:style-name="Table_20_Contents">Deleted</text:p>
            </table:table-cell>
          </table:table-row>
        </table:table>
      </delta:removed-conten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24T17:19:19</meta:creation-date>
    <meta:document-statistic meta:table-count="1" meta:image-count="0" meta:object-count="0" meta:page-count="1" meta:paragraph-count="6" meta:word-count="16" meta:character-count="89"/>
    <dc:date>2010-06-24T17:20:06</dc:date>
    <dc:creator>Tristan Mitchell</dc:creator>
    <meta:editing-duration>PT00H00M47S</meta:editing-duration>
    <meta:editing-cycles>1</meta:editing-cycles>
    <meta:generator>OpenOffice.org/3.2$Unix OpenOffice.org_project/320m18$Build-9502</meta:generator>
  </office:meta>
</office:document-meta>
</file>